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2" style:family="paragraph" style:parent-style-name="Standard">
      <style:text-properties style:text-position="0% 100%" style:font-name="Liberation Serif" officeooo:rsid="001c05a7" officeooo:paragraph-rsid="001c05a7"/>
    </style:style>
    <style:style style:name="P13" style:family="paragraph" style:parent-style-name="Standard">
      <style:text-properties style:text-position="0% 100%" style:font-name="Liberation Serif" officeooo:rsid="002cf326" officeooo:paragraph-rsid="002cf326"/>
    </style:style>
    <style:style style:name="P14" style:family="paragraph" style:parent-style-name="Standard">
      <style:text-properties officeooo:rsid="00165f8e" officeooo:paragraph-rsid="00165f8e"/>
    </style:style>
    <style:style style:name="P15" style:family="paragraph" style:parent-style-name="Standard">
      <style:text-properties officeooo:rsid="00180fa4" officeooo:paragraph-rsid="00180fa4"/>
    </style:style>
    <style:style style:name="P16" style:family="paragraph" style:parent-style-name="Standard">
      <style:text-properties style:font-name="Liberation Serif" officeooo:rsid="001c05a7" officeooo:paragraph-rsid="00116aaf"/>
    </style:style>
    <style:style style:name="P17" style:family="paragraph" style:parent-style-name="Text_20_body">
      <style:text-properties officeooo:rsid="001f2238" officeooo:paragraph-rsid="001f2238"/>
    </style:style>
    <style:style style:name="P18" style:family="paragraph" style:parent-style-name="Text_20_body">
      <style:text-properties officeooo:rsid="00225551" officeooo:paragraph-rsid="00225551"/>
    </style:style>
    <style:style style:name="P19" style:family="paragraph" style:parent-style-name="Text_20_body">
      <style:text-properties officeooo:rsid="00240e79" officeooo:paragraph-rsid="00240e79"/>
    </style:style>
    <style:style style:name="P20" style:family="paragraph" style:parent-style-name="Text_20_body">
      <style:text-properties officeooo:rsid="0026a722" officeooo:paragraph-rsid="0026a722"/>
    </style:style>
    <style:style style:name="P21" style:family="paragraph" style:parent-style-name="Text_20_body">
      <style:text-properties officeooo:rsid="002be0a6" officeooo:paragraph-rsid="002be0a6"/>
    </style:style>
    <style:style style:name="P22" style:family="paragraph" style:parent-style-name="Text_20_body">
      <style:text-properties officeooo:rsid="002be0a6" officeooo:paragraph-rsid="002be0a6"/>
    </style:style>
    <style:style style:name="P23" style:family="paragraph" style:parent-style-name="Text_20_body">
      <style:text-properties officeooo:rsid="002f479d" officeooo:paragraph-rsid="002f479d"/>
    </style:style>
    <style:style style:name="P24" style:family="paragraph" style:parent-style-name="Text_20_body">
      <style:text-properties officeooo:rsid="003129c1" officeooo:paragraph-rsid="003129c1"/>
    </style:style>
    <style:style style:name="P25" style:family="paragraph" style:parent-style-name="Text_20_body">
      <style:text-properties officeooo:rsid="003315ea" officeooo:paragraph-rsid="003315e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1369f2"/>
    </style:style>
    <style:style style:name="T9" style:family="text">
      <style:text-properties style:text-position="0% 100%" style:font-name="Liberation Serif" fo:font-style="italic" style:font-style-asian="italic" style:font-style-complex="italic"/>
    </style:style>
    <style:style style:name="T10" style:family="text">
      <style:text-properties style:text-position="0% 100%" style:font-name="Liberation Serif" fo:font-style="normal" style:font-style-asian="normal" style:font-style-complex="normal"/>
    </style:style>
    <style:style style:name="T11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2" style:family="text">
      <style:text-properties style:text-position="0% 100%" style:font-name="Liberation Serif" officeooo:rsid="00165f8e"/>
    </style:style>
    <style:style style:name="T13" style:family="text">
      <style:text-properties style:text-position="0% 100%" style:font-name="Liberation Serif" officeooo:rsid="002cf326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super 58%" style:font-name="Liberation Serif"/>
    </style:style>
    <style:style style:name="T17" style:family="text">
      <style:text-properties style:text-position="super 58%" style:font-name="Liberation Serif" fo:font-style="normal" style:font-style-asian="normal" style:font-style-complex="normal"/>
    </style:style>
    <style:style style:name="T18" style:family="text">
      <style:text-properties style:text-position="super 58%" style:font-name="Liberation Serif" officeooo:rsid="00189837"/>
    </style:style>
    <style:style style:name="T19" style:family="text">
      <style:text-properties style:text-position="super 58%" style:font-name="Liberation Serif1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1" officeooo:rsid="00240e79"/>
    </style:style>
    <style:style style:name="T22" style:family="text">
      <style:text-properties style:font-name="Liberation Serif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2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/>
      <text:p text:style-name="P2"><text:span text:style-name="T1">Sun true geometric longitude, mean equinox of date, Θ = L</text:span><text:span text:style-name="T6">0</text:span><text:span text:style-name="T7"> + C. </text:span><text:span text:style-name="T13">True anomaly</text:span><draw:frame draw:style-name="fr2" draw:name="Object28" text:anchor-type="as-char" svg:width="1.859cm" svg:height="0.467cm" draw:z-index="18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/>
      <text:p text:style-name="P12">That is the equation of the centre – might be better to use chapter 29 page 195 <draw:frame draw:style-name="fr2" draw:name="Object17" text:anchor-type="as-char" svg:width="3.06cm" svg:height="1.124cm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3">So <draw:frame draw:style-name="fr2" draw:name="Object29" text:anchor-type="as-char" svg:width="2.589cm" svg:height="0.531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7">For apparent longitude λ referred to true equinox of date, need nutation and abe</text:span><text:span text:style-name="T8">r</text:span><text:span text:style-name="T7">ration.</text:span></text:p>
      <text:p text:style-name="P5"/>
      <text:p text:style-name="P5"><draw:frame draw:style-name="fr2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2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Horizontal_20_Line"/>
      <text:p text:style-name="P3"><text:span text:style-name="T12">Chapter 21 page 135 – m</text:span><text:span text:style-name="T7">ean obliquity of the ecliptic -</text:span></text:p>
      <text:p text:style-name="P6"/>
      <text:p text:style-name="P3"><text:span text:style-name="T7">ε = 23° 26’ 21”.448 – 46”.8150 T – 0”.000 59 T</text:span><text:span text:style-name="T16">2</text:span><text:span text:style-name="T7"> + 0”.001 813 T</text:span><text:span text:style-name="T16">3</text:span></text:p>
      <text:p text:style-name="P7"/>
      <text:p text:style-name="P4"><text:span text:style-name="T2">S</text:span><text:span text:style-name="T1">un RA and DEC, add</text:span><text:span text:style-name="T1"><draw:frame draw:style-name="fr2" draw:name="Object10" text:anchor-type="as-char" svg:width="2.752cm" svg:height="0.527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18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7"><draw:frame draw:style-name="fr2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, </text:span><text:span text:style-name="T7"><draw:frame draw:style-name="fr2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4"><text:span text:style-name="T7">Chapter 11 page 83 – mean sidereal time at Greenwich at 0</text:span><text:span text:style-name="T16">h</text:span><text:span text:style-name="T7"> UT is – </text:span></text:p>
      <text:p text:style-name="P8"/>
      <text:p text:style-name="P8"><draw:frame draw:style-name="fr2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2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4"><text:span text:style-name="T7">or, for </text:span><text:span text:style-name="T9">any</text:span><text:span text:style-name="T10"> instant (not just 0</text:span><text:span text:style-name="T17">h </text:span><text:span text:style-name="T10">UT) –</text:span></text:p>
      <text:p text:style-name="P9"/>
      <text:p text:style-name="P9"><draw:frame draw:style-name="fr2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0">Correction for equation of the equinoxes –</text:p>
      <text:p text:style-name="P10"/>
      <text:p text:style-name="P15"><text:soft-page-break/><text:span text:style-name="T10"><draw:frame draw:style-name="fr2" draw:name="Object15" text:anchor-type="as-char" svg:width="1.808cm" svg:height="1.0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<text:s/>where (chapter 21 page 132) </text:span><text:span text:style-name="T11">Δψ = -17”.20 sin Ω</text:span><text:span text:style-name="T10"> </text:span></text:p>
      <text:p text:style-name="P9"/>
      <text:p text:style-name="Horizontal_20_Line"/>
      <text:p text:style-name="P11">Chapter 14 page 98 – rising and setting</text:p>
      <text:p text:style-name="P11"/>
      <text:p text:style-name="P11"><draw:frame draw:style-name="fr2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/>
      <text:p text:style-name="Horizontal_20_Line"/>
      <text:p text:style-name="P17">Transferring time scales</text:p>
      <text:p text:style-name="P17"><draw:frame draw:style-name="fr2" draw:name="Object16" text:anchor-type="as-char" svg:width="3.595cm" svg:height="0.99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17"><draw:frame draw:style-name="fr2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2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18"><draw:frame draw:style-name="fr2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<draw:frame draw:style-name="fr2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8"><draw:frame draw:style-name="fr2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8"><draw:frame draw:style-name="fr2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9">e.g. JD = 2452000.0, T = 0.01245722108145106091, <text:span text:style-name="T1">τ</text:span><text:span text:style-name="T20"> = </text:span>986039939.37714</text:p>
      <text:p text:style-name="P20">When <text:span text:style-name="T5">τ</text:span><text:span text:style-name="T21"> </text:span>= 0, T = -0.29999998574036025775</text:p>
      <text:p text:style-name="P19"><draw:frame draw:style-name="fr2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9"><draw:frame draw:style-name="fr2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9"><draw:frame draw:style-name="fr2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1">Using 2 terms, <draw:frame draw:style-name="fr2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1"><draw:frame draw:style-name="fr2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Horizontal_20_Line"/>
      <text:p text:style-name="P23">After some fitting, I get</text:p>
      <text:p text:style-name="P23"><draw:frame draw:style-name="fr1" draw:name="Object31" text:anchor-type="as-char" svg:width="8.315cm" svg:height="0.77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3"><draw:frame draw:style-name="fr1" draw:name="Object32" text:anchor-type="as-char" svg:width="8.326cm" svg:height="0.776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23"><draw:frame draw:style-name="fr1" draw:name="Object33" text:anchor-type="as-char" svg:width="12.813cm" svg:height="0.50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3"><text:soft-page-break/>Max error in <text:span text:style-name="T1">λ</text:span><text:span text:style-name="T20"> is less than 0.011 degree.</text:span></text:p>
      <text:p text:style-name="Horizontal_20_Line"/>
      <text:p text:style-name="P24">Nutation – top terms (arcseconds)</text:p>
      <text:p text:style-name="P24"><draw:frame draw:style-name="fr1" draw:name="Object34" text:anchor-type="as-char" svg:width="13.868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4"><draw:frame draw:style-name="fr1" draw:name="Object35" text:anchor-type="as-char" svg:width="12.989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Gonna use just the first term!</text:p>
      <text:p text:style-name="P25"><text:span text:style-name="T1">Ω</text:span><text:span text:style-name="T20"> = 125</text:span><text:span text:style-name="T1">°</text:span><text:span text:style-name="T20"> 02’ 40”.280 – (5</text:span><text:span text:style-name="T19">r</text:span><text:span text:style-name="T14"> + 134</text:span><text:span text:style-name="T7">°</text:span><text:span text:style-name="T14"> 08’ 10”.539)T + 7”.455T</text:span><text:span text:style-name="T19">2</text:span><text:span text:style-name="T14"> + 0”.008T</text:span><text:span text:style-name="T19">3</text:span></text:p>
      <text:p text:style-name="P25"><text:span text:style-name="T14"><draw:frame draw:style-name="fr1" draw:name="Object36" text:anchor-type="as-char" svg:width="3.886cm" svg:height="1.03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<text:s/>(in the TDB timescale)</text:span></text:p>
      <text:p text:style-name="P25"><text:span text:style-name="T14"/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00:16:59.148000000</dc:date>
    <meta:editing-duration>PT1H25M17S</meta:editing-duration>
    <meta:editing-cycles>25</meta:editing-cycles>
    <meta:generator>LibreOffice/7.3.4.2$Windows_X86_64 LibreOffice_project/728fec16bd5f605073805c3c9e7c4212a0120dc5</meta:generator>
    <meta:document-statistic meta:table-count="0" meta:image-count="0" meta:object-count="36" meta:page-count="3" meta:paragraph-count="51" meta:word-count="202" meta:character-count="1077" meta:non-whitespace-character-count="879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31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i>τ</mi>
          <mn>5022440.501755778</mn>
        </mfrac>
        <mo stretchy="false">+</mo>
        <mn>4.890899777335416</mn>
      </mrow>
    </mrow>
    <annotation encoding="StarMath 5.0">L_0 = %tau over 5022440.501755778 + 4.890899777335416</annotation>
  </semantics>
</math>
</file>

<file path=Object 32/content.xml><?xml version="1.0" encoding="utf-8"?>
<math xmlns="http://www.w3.org/1998/Math/MathML" display="block">
  <semantics>
    <mrow>
      <mi>M</mi>
      <mo stretchy="false">=</mo>
      <mrow>
        <mfrac>
          <mi>τ</mi>
          <mn>5022680.079203663</mn>
        </mfrac>
        <mo stretchy="false">+</mo>
        <mn>6.244922869391880</mn>
      </mrow>
    </mrow>
    <annotation encoding="StarMath 5.0">M = %tau over 5022680.079203663 + 6.244922869391880</annotation>
  </semantics>
</math>
</file>

<file path=Object 33/content.xml><?xml version="1.0" encoding="utf-8"?>
<math xmlns="http://www.w3.org/1998/Math/MathML" display="block">
  <semantics>
    <mrow>
      <mrow>
        <mi>λ</mi>
        <mo stretchy="false">=</mo>
        <mrow>
          <mi>L</mi>
          <mo stretchy="false">+</mo>
          <mn>0.03336588305199348</mn>
        </mrow>
      </mrow>
      <mi>sin</mi>
      <mrow>
        <mrow>
          <mo fence="true" form="prefix" stretchy="false">(</mo>
          <mrow>
            <mi>M</mi>
          </mrow>
          <mo fence="true" form="postfix" stretchy="false">)</mo>
        </mrow>
        <mo stretchy="false">+</mo>
        <mn>0.0003479109925478395</mn>
      </mrow>
      <mi>sin</mi>
      <mrow>
        <mo fence="true" form="prefix" stretchy="false">(</mo>
        <mrow>
          <mrow>
            <mn>2</mn>
            <mi>M</mi>
          </mrow>
        </mrow>
        <mo fence="true" form="postfix" stretchy="false">)</mo>
      </mrow>
    </mrow>
    <annotation encoding="StarMath 5.0">%lambda = L + 0.03336588305199348 sin (M) + 0.0003479109925478395 sin (2M)</annotation>
  </semantics>
</math>
</file>

<file path=Object 34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fence="true" form="prefix" stretchy="false">(</mo>
          <mrow>
            <mrow>
              <mrow>
                <mrow>
                  <mo stretchy="false">−</mo>
                  <mn>17.1996</mn>
                </mrow>
                <mo stretchy="false">−</mo>
                <mn>0.01742</mn>
              </mrow>
              <mi>T</mi>
            </mrow>
          </mrow>
          <mo fence="true" form="postfix" stretchy="false">)</mo>
        </mrow>
      </mrow>
      <mi>sin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row>
                  <mo stretchy="false">−</mo>
                  <mn>1.3187</mn>
                </mrow>
                <mo stretchy="false">−</mo>
                <mn>0.00016</mn>
              </mrow>
              <mi>T</mi>
            </mrow>
          </mrow>
          <mo fence="true" form="postfix" stretchy="false">)</mo>
        </mrow>
      </mrow>
      <mi>sin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psi = (-17.1996 - 0.01742T) sin (%OMEGA) + ( -1.3187 - 0.00016T ) sin ( 2F - 2D + 2%OMEGA ) </annotation>
  </semantics>
</math>
</file>

<file path=Object 35/content.xml><?xml version="1.0" encoding="utf-8"?>
<math xmlns="http://www.w3.org/1998/Math/MathML" display="block">
  <semantics>
    <mrow>
      <mi mathvariant="normal">Δ</mi>
      <mrow>
        <mi>ϵ</mi>
        <mo stretchy="false">=</mo>
        <mrow>
          <mo fence="true" form="prefix" stretchy="false">(</mo>
          <mrow>
            <mrow>
              <mrow>
                <mn>9.2025</mn>
                <mo stretchy="false">+</mo>
                <mn>0.00089</mn>
              </mrow>
              <mi>T</mi>
            </mrow>
          </mrow>
          <mo fence="true" form="postfix" stretchy="false">)</mo>
        </mrow>
      </mrow>
      <mi>cos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n>0.5736</mn>
                <mo stretchy="false">−</mo>
                <mn>0.00031</mn>
              </mrow>
              <mi>T</mi>
            </mrow>
          </mrow>
          <mo fence="true" form="postfix" stretchy="false">)</mo>
        </mrow>
      </mrow>
      <mi>cos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epsilon = ( 9.2025 + 0.00089T ) cos ( %OMEGA ) + ( 0.5736 - 0.00031T ) cos ( 2F - 2D + 2%OMEGA )</annotation>
  </semantics>
</math>
</file>

<file path=Object 36/content.xml><?xml version="1.0" encoding="utf-8"?>
<math xmlns="http://www.w3.org/1998/Math/MathML" display="block">
  <semantics>
    <mrow>
      <mi>T</mi>
      <mo stretchy="false">=</mo>
      <mfrac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n>36525</mn>
      </mfrac>
    </mrow>
    <annotation encoding="StarMath 5.0">T = (JD - 2451545.0) over 36525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